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2" draw:layer="layout" svg:width="1.052cm" svg:height="1.356cm" svg:x="4.983cm" svg:y="6.219cm">
          <draw:text-box>
            <text:p><text:span text:style-name="T1">1</text:span></text:p>
          </draw:text-box>
        </draw:frame>
        <draw:frame draw:style-name="gr2" draw:text-style-name="P2" draw:layer="layout" svg:width="1.052cm" svg:height="1.356cm" svg:x="4.983cm" svg:y="9.119cm">
          <draw:text-box>
            <text:p><text:span text:style-name="T1">2</text:span></text:p>
          </draw:text-box>
        </draw:frame>
        <draw:frame draw:style-name="gr2" draw:text-style-name="P2" draw:layer="layout" svg:width="1.052cm" svg:height="1.356cm" svg:x="4.983cm" svg:y="11.819cm">
          <draw:text-box>
            <text:p><text:span text:style-name="T1">3</text:span></text:p>
          </draw:text-box>
        </draw:frame>
        <draw:frame draw:style-name="gr2" draw:text-style-name="P2" draw:layer="layout" svg:width="1.052cm" svg:height="1.356cm" svg:x="7.383cm" svg:y="0.919cm">
          <draw:text-box>
            <text:p><text:span text:style-name="T1">0</text:span></text:p>
          </draw:text-box>
        </draw:frame>
        <draw:frame draw:style-name="gr2" draw:text-style-name="P2" draw:layer="layout" svg:width="1.052cm" svg:height="1.356cm" svg:x="10.383cm" svg:y="0.919cm">
          <draw:text-box>
            <text:p><text:span text:style-name="T1">1</text:span></text:p>
          </draw:text-box>
        </draw:frame>
        <draw:frame draw:style-name="gr2" draw:text-style-name="P2" draw:layer="layout" svg:width="1.052cm" svg:height="1.356cm" svg:x="13.183cm" svg:y="0.919cm">
          <draw:text-box>
            <text:p><text:span text:style-name="T1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3" draw:layer="layout" svg:width="14.066cm" svg:height="1.673cm" svg:x="5.6cm" svg:y="15.641cm">
          <draw:text-box>
            <text:p text:style-name="P3"><text:span text:style-name="T2">0x578FE460A1B9C32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37:11.039262348</dc:date>
    <dc:creator>elucterio </dc:creator>
    <meta:editing-duration>PT26M45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